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LM5164D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T97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USB-C Receptac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340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LN3301NF065Q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02x20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Inductor 100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8MHz HC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rystal 12MHz HC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Resistor 100k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22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330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560k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4.7k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12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n 08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2u 120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 0805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9:11:35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09T20:19:19.125000000</meta:creation-date>
    <dc:date>2024-01-27T15:18:20.817000000</dc:date>
    <meta:editing-duration>P2DT7H11M54S</meta:editing-duration>
    <meta:editing-cycles>5</meta:editing-cycles>
    <meta:generator>LibreOffice/6.4.6.2$Windows_X86_64 LibreOffice_project/0ce51a4fd21bff07a5c061082cc82c5ed232f115</meta:generator>
    <meta:document-statistic meta:table-count="1" meta:cell-count="327" meta:object-count="0"/>
  </office:meta>
</office:document-meta>
</file>